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39957706197713190" text:style-name="L1">
        <text:list-item>
          <text:p text:style-name="P1">intro</text:p>
        </text:list-item>
        <text:list-item>
          <text:p text:style-name="P1">rappels de la logique des propositions</text:p>
        </text:list-item>
        <text:list-item>
          <text:p text:style-name="P1">principes logique prédicats 1er ordre et comparaisons avec logique des propositions</text:p>
        </text:list-item>
        <text:list-item>
          <text:p text:style-name="P1">syntaxe</text:p>
        </text:list-item>
        <text:list-item>
          <text:p text:style-name="P1">sémantique</text:p>
        </text:list-item>
        <text:list-item>
          <text:p text:style-name="P1">démonstration d'équivalence</text:p>
        </text:list-item>
        <text:list-item>
          <text:p text:style-name="P1">fonctions</text:p>
        </text:list-item>
        <text:list-item>
          <text:p text:style-name="P1">méthode de résolu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5-02-25T15:14:37</meta:creation-date>
    <dc:date>2015-02-25T15:20:57</dc:date>
    <dc:creator>yjfjyf jjku</dc:creator>
    <meta:editing-duration>PT6M20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1" meta:paragraph-count="8" meta:word-count="34" meta:character-count="208"/>
  </office:meta>
</office:document-meta>
</file>